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7b017" officeooo:paragraph-rsid="0027b017"/>
    </style:style>
    <style:style style:name="P2" style:family="paragraph" style:parent-style-name="Standard">
      <style:text-properties fo:language="en" fo:country="US" officeooo:rsid="0027b017" officeooo:paragraph-rsid="00298b5c"/>
    </style:style>
    <style:style style:name="P3" style:family="paragraph" style:parent-style-name="Standard">
      <style:text-properties fo:language="en" fo:country="US" fo:font-style="italic" officeooo:rsid="0027b017" officeooo:paragraph-rsid="00298b5c" style:font-style-asian="italic" style:font-style-complex="italic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27b017"/>
    </style:style>
    <style:style style:name="P7" style:family="paragraph" style:parent-style-name="Standard">
      <style:text-properties officeooo:paragraph-rsid="00298b5c"/>
    </style:style>
    <style:style style:name="P8" style:family="paragraph" style:parent-style-name="Standard">
      <style:text-properties officeooo:paragraph-rsid="002ae1c9"/>
    </style:style>
    <style:style style:name="T1" style:family="text">
      <style:text-properties style:text-outline="false" style:text-line-through-style="none" style:text-line-through-type="none" style:font-name="Arial1" fo:font-size="10pt" fo:text-shadow="none" style:text-underline-style="none" fo:font-weight="normal" style:font-size-asian="10pt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Tahoma" fo:font-size="10pt" fo:text-shadow="none" style:text-underline-style="none" fo:font-weight="normal" style:font-size-asian="10pt" style:font-weight-asian="normal" style:text-emphasize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08806"/>
    </style:style>
    <style:style style:name="T5" style:family="text">
      <style:text-properties fo:language="en" fo:country="US" officeooo:rsid="00232e9f"/>
    </style:style>
    <style:style style:name="T6" style:family="text">
      <style:text-properties fo:language="en" fo:country="US" officeooo:rsid="0024bdc3"/>
    </style:style>
    <style:style style:name="T7" style:family="text">
      <style:text-properties fo:language="en" fo:country="US" officeooo:rsid="00268c30"/>
    </style:style>
    <style:style style:name="T8" style:family="text">
      <style:text-properties fo:language="en" fo:country="US" fo:font-weight="bold" officeooo:rsid="00232e9f" style:font-weight-asian="bold" style:font-weight-complex="bold"/>
    </style:style>
    <style:style style:name="T9" style:family="text">
      <style:text-properties fo:language="en" fo:country="US" fo:font-weight="bold" officeooo:rsid="002ae1c9" style:font-weight-asian="bold" style:font-weight-complex="bold"/>
    </style:style>
    <style:style style:name="T10" style:family="text">
      <style:text-properties fo:language="en" fo:country="US" officeooo:rsid="0027b017"/>
    </style:style>
    <style:style style:name="T11" style:family="text">
      <style:text-properties fo:language="en" fo:country="US" officeooo:rsid="00298b5c"/>
    </style:style>
    <style:style style:name="T12" style:family="text">
      <style:text-properties fo:language="en" fo:country="US" officeooo:rsid="0029abfc"/>
    </style:style>
    <style:style style:name="T13" style:family="text">
      <style:text-properties fo:language="en" fo:country="US" officeooo:rsid="0029c073"/>
    </style:style>
    <style:style style:name="T14" style:family="text">
      <style:text-properties fo:language="en" fo:country="US" officeooo:rsid="002ae1c9"/>
    </style:style>
    <style:style style:name="T15" style:family="text">
      <style:text-properties officeooo:rsid="00216b98"/>
    </style:style>
    <style:style style:name="T16" style:family="text">
      <style:text-properties style:text-position="super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bff8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x. Source file length: ~2Gb</text:p>
      <text:p text:style-name="Standard"><text:span text:style-name="T5">M</text:span><text:span text:style-name="T3">ax. database line number: ? 32000</text:span></text:p>
      <text:p text:style-name="Standard"/>
      <text:p text:style-name="P5"><text:span text:style-name="T5">1. </text:span>CSV content:</text:p>
      <text:p text:style-name="Standard"/>
      <text:p text:style-name="Standard"><text:span text:style-name="T15"><text:tab/>1) </text:span>Encoding – according to "CodePage" setting in the EscPosParser2.exe.config file (default <text:tab/><text:tab/><text:tab/>"866")</text:p>
      <text:p text:style-name="Standard"><text:span text:style-name="T15"><text:tab/>2) </text:span>Column divider - according to "CSVdelimiter" setting in the EscPosParser2.exe.config file <text:tab/><text:tab/>(default ";")</text:p>
      <text:p text:style-name="Standard"/>
      <text:p text:style-name="P5"><text:span text:style-name="T5">2. </text:span>Command data base columns:</text:p>
      <text:p text:style-name="Standard"><text:tab/><text:span text:style-name="T15">1) </text:span>Command (hex) – <text:span text:style-name="T6">command string in HEX </text:span></text:p>
      <text:p text:style-name="Standard"><text:tab/><text:span text:style-name="T15">2) </text:span>Parameter Name – <text:span text:style-name="T6">Parameter name (any variable). Could be used to calculate formulas in <text:tab/><text:tab/><text:tab/>parameter value.</text:span></text:p>
      <text:p text:style-name="Standard"><text:tab/><text:span text:style-name="T15">3) </text:span>Parameter type – <text:span text:style-name="T6">parameter type. Defines size of the data and how to show/decode them.</text:span></text:p>
      <text:p text:style-name="Standard"><text:tab/><text:span text:style-name="T15">4) </text:span>Parameter value (dec) – <text:span text:style-name="T6">predefined parameter values if any. Could be a list of conditions <text:tab/>with formulas on resulting (right) side.</text:span></text:p>
      <text:p text:style-name="Standard"><text:tab/><text:span text:style-name="T15">5) </text:span>Description – <text:span text:style-name="T6">description of command, parameter or predefined parameter</text:span></text:p>
      <text:p text:style-name="Standard"><text:tab/><text:span text:style-name="T15">6) </text:span>Printer models – <text:span text:style-name="T6">printer model. Could be a list divided by “,”.</text:span></text:p>
      <text:p text:style-name="Standard"><text:tab/><text:span text:style-name="T15">7) C</text:span>omments – always ignored. <text:span text:style-name="T7">Needed only for correct CSV handling.</text:span></text:p>
      <text:p text:style-name="Standard"><text:tab/>All other columns ignored.</text:p>
      <text:p text:style-name="Standard"/>
      <text:p text:style-name="Standard"><text:span text:style-name="T9">3</text:span><text:span text:style-name="T8">. </text:span><text:span text:style-name="T17">Possible </text:span><text:span text:style-name="T9">parameter</text:span><text:span text:style-name="T17"> types:</text:span></text:p>
      <text:p text:style-name="Standard"><text:tab/><text:span text:style-name="T15">1) B</text:span>yte – <text:span text:style-name="T10">Length: 1 byte; A numerical value displayed.</text:span></text:p>
      <text:p text:style-name="P6"><text:tab/><text:span text:style-name="T15">2) B</text:span>it<text:span text:style-name="T18">F</text:span>ield - <text:span text:style-name="T10">Length: 1 byte; A list of bit values displayed.</text:span></text:p>
      <text:p text:style-name="P6"><text:tab/><text:span text:style-name="T15">3) W</text:span>ord - <text:span text:style-name="T10">Length: </text:span><text:span text:style-name="T11">2</text:span><text:span text:style-name="T10"> byte </text:span><text:span text:style-name="T12">[low, high]</text:span><text:span text:style-name="T10">; A numerical value displayed.</text:span></text:p>
      <text:p text:style-name="P6"><text:tab/><text:span text:style-name="T15">4) </text:span>r<text:span text:style-name="T18">W</text:span>ord - <text:span text:style-name="T10">Length: </text:span><text:span text:style-name="T11">2</text:span><text:span text:style-name="T10"> byte </text:span><text:span text:style-name="T12">[high, low]</text:span><text:span text:style-name="T10">; A numerical value displayed.</text:span></text:p>
      <text:p text:style-name="P8"><text:span text:style-name="T15"><text:tab/>5) T</text:span>ext<text:span text:style-name="T18">S</text:span>tring - <text:span text:style-name="T10">Length: </text:span><text:span text:style-name="T11">until byte shown </text:span><text:span text:style-name="T13">in</text:span><text:span text:style-name="T11"> predifined value</text:span><text:span text:style-name="T10">; </text:span><text:span text:style-name="T11">String</text:span><text:span text:style-name="T10"> displayed </text:span><text:span text:style-name="T11">with “”</text:span><text:span text:style-name="T14">if printable</text:span><text:span text:style-name="T11">.</text:span></text:p>
      <text:p text:style-name="P7"><text:tab/><text:span text:style-name="T15">6) B</text:span>inary<text:span text:style-name="T18">S</text:span>tring - <text:span text:style-name="T10">Length: </text:span><text:span text:style-name="T11">until byte shown </text:span><text:span text:style-name="T13">in</text:span><text:span text:style-name="T11"> predifined value</text:span><text:span text:style-name="T10">; </text:span><text:span text:style-name="T11">String length</text:span><text:span text:style-name="T10"> displayed.</text:span></text:p>
      <text:p text:style-name="P7"><text:tab/><text:span text:style-name="T15">7) D</text:span>ec<text:span text:style-name="T18">S</text:span>tring - <text:span text:style-name="T10">Length: </text:span><text:span text:style-name="T11">until byte shown </text:span><text:span text:style-name="T13">in</text:span><text:span text:style-name="T11"> predifined value</text:span><text:span text:style-name="T10">; A numerical value displayed.</text:span></text:p>
      <text:p text:style-name="P7"><text:tab/><text:span text:style-name="T15">8) H</text:span>ex<text:span text:style-name="T18">S</text:span>tring - <text:span text:style-name="T10">Length: </text:span><text:span text:style-name="T11">until byte shown </text:span><text:span text:style-name="T13">in</text:span><text:span text:style-name="T11"> predifined value</text:span><text:span text:style-name="T10">; A numerical value displayed.</text:span></text:p>
      <text:p text:style-name="P7"><text:tab/><text:span text:style-name="T15">9) T</text:span>ext<text:span text:style-name="T18">A</text:span>rray - <text:span text:style-name="T10">Length: </text:span><text:span text:style-name="T11">shown </text:span><text:span text:style-name="T13">in</text:span><text:span text:style-name="T11"> predifined value</text:span><text:span text:style-name="T10">; </text:span><text:span text:style-name="T11">String</text:span><text:span text:style-name="T10"> displayed </text:span><text:span text:style-name="T11">with “” </text:span><text:span text:style-name="T14">if printable</text:span><text:span text:style-name="T11">.</text:span></text:p>
      <text:p text:style-name="P7"><text:tab/><text:span text:style-name="T15">10) B</text:span>inary<text:span text:style-name="T18">A</text:span>rray - <text:span text:style-name="T10">Length: </text:span><text:span text:style-name="T11">shown </text:span><text:span text:style-name="T13">in</text:span><text:span text:style-name="T11"> predifined value</text:span><text:span text:style-name="T10">; </text:span><text:span text:style-name="T11">Array length</text:span><text:span text:style-name="T10"> displayed.</text:span></text:p>
      <text:p text:style-name="P7"><text:tab/><text:span text:style-name="T15">11) D</text:span>ec<text:span text:style-name="T18">A</text:span>rray - <text:span text:style-name="T10">Length: </text:span><text:span text:style-name="T11">shown </text:span><text:span text:style-name="T13">in</text:span><text:span text:style-name="T11"> predifined value</text:span><text:span text:style-name="T10">; A numerical value displayed.</text:span></text:p>
      <text:p text:style-name="P7"><text:span text:style-name="T15"><text:tab/>12) H</text:span>ex<text:span text:style-name="T18">A</text:span>rray - <text:span text:style-name="T10">Length: </text:span><text:span text:style-name="T11">shown </text:span><text:span text:style-name="T13">in</text:span><text:span text:style-name="T11"> predifined value</text:span><text:span text:style-name="T10">; A numerical value displayed.</text:span></text:p>
      <text:p text:style-name="P2"/>
      <text:p text:style-name="P5"><text:span text:style-name="T14">4</text:span><text:span text:style-name="T5">. </text:span>Parameter conditional selection:</text:p>
      <text:p text:style-name="Standard"><text:tab/>Conditional operations must be preceeded by "?" sign:</text:p>
      <text:p text:style-name="P8"><text:tab/><text:tab/>?<text:span text:style-name="T3">&lt;parameter&gt;=&lt;conditional value&gt;:&lt;parameter value&gt;</text:span></text:p>
      <text:p text:style-name="Standard"><text:span text:style-name="T3"><text:tab/>Conditions could be put in one line one after another or divided with line feeds (“\r\n”) for <text:tab/>better readability. &lt;conditional value&gt; may contain a </text:span><text:span text:style-name="T6">formula</text:span><text:span text:style-name="T3">.</text:span></text:p>
      <text:p text:style-name="Standard">Example:</text:p>
      <text:p text:style-name="P4"><text:span text:style-name="T1"><text:tab/>?m=0:n?m=1:n?</text:span><text:span text:style-name="T2">m=32:n*3</text:span></text:p>
      <text:p text:style-name="P4"><text:tab/>?m=33:n*3</text:p>
      <text:p text:style-name="Standard"/>
      <text:p text:style-name="P5"><text:span text:style-name="T14">5</text:span><text:span text:style-name="T5">. </text:span>Parameter <text:span text:style-name="T4">value </text:span>calculation:</text:p>
      <text:p text:style-name="Standard"><text:span text:style-name="T6"><text:tab/>Formula</text:span> must be preceeded by "@" sign <text:span text:style-name="T6">(only if not inside “?” conditional selection)</text:span>.</text:p>
      <text:p text:style-name="Standard">Example:</text:p>
      <text:p text:style-name="P3"><text:tab/>@y*2*(c2-c1+1)</text:p>
      <text:p text:style-name="P3"/>
      <text:p text:style-name="P5"><text:span text:style-name="T14">6</text:span><text:span text:style-name="T5">. </text:span>Command data base structure:</text:p>
      <text:p text:style-name="P1"><text:soft-page-break/><text:tab/>Each command or parameter must have it’s 1<text:span text:style-name="T16">st</text:span> line clear until “Description”.</text:p>
      <text:p text:style-name="P1"><text:tab/>Each parameter may have several predefined values to define proper description. Description <text:tab/><text:tab/>for predefined value is added to description of the parameter in the program GUI.</text:p>
      <text:p text:style-name="P1"><text:tab/>Each parameter must be followed by a parameter type definition.</text:p>
      <text:p text:style-name="P1"><text:tab/>“bitfield” parameter is followed by 8 lines describing each bit</text:p>
      <text:p text:style-name="P1"/>
      <text:p text:style-name="P1">Example:</text:p>
      <text:p text:style-name="Standard"><draw:frame draw:style-name="fr1" draw:name="Объект1" text:anchor-type="paragraph" svg:x="-0.928cm" svg:y="0.012cm" svg:width="18.417cm" svg:height="20.66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S</meta:editing-duration>
    <meta:editing-cycles>15</meta:editing-cycles>
    <meta:generator>LibreOffice/4.3.5.2$Windows_x86 LibreOffice_project/3a87456aaa6a95c63eea1c1b3201acedf0751bd5</meta:generator>
    <dc:date>2017-11-05T12:22:14.626000000</dc:date>
    <meta:document-statistic meta:table-count="0" meta:image-count="0" meta:object-count="1" meta:page-count="2" meta:paragraph-count="44" meta:word-count="420" meta:character-count="2804" meta:non-whitespace-character-count="23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111.13mm"/>
    </style:style>
    <style:style style:name="ro1" style:family="table-row">
      <style:table-row-properties style:row-height="8.9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21mm" fo:break-before="auto" style:use-optimal-row-height="true"/>
    </style:style>
    <style:style style:name="ro4" style:family="table-row">
      <style:table-row-properties style:row-height="17.46mm" fo:break-before="auto" style:use-optimal-row-height="true"/>
    </style:style>
    <style:style style:name="ro5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fo:font-weight="bold" style:font-size-asian="10pt" style:font-weight-asian="bold" style:font-size-complex="10pt" style:font-weight-complex="bold" fo:hyphenate="true"/>
    </style:style>
    <style:style style:name="ce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style:font-size-asian="10pt" style:font-size-complex="10pt" fo:hyphenate="true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Courier New" fo:font-size="10pt" fo:font-weight="normal" style:font-size-asian="10pt" style:font-weight-asian="normal" style:font-size-complex="10pt" style:font-weight-complex="normal" fo:hyphenate="true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fo:font-weight="bold" style:font-size-asian="10pt" style:font-weight-asian="bold" style:font-size-complex="10pt" style:font-weight-complex="bold" fo:hyphenate="true"/>
    </style:style>
    <style:style style:name="ce7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style:font-size-asian="10pt" style:font-size-complex="10pt" fo:hyphenate="true"/>
    </style:style>
    <style:style style:name="ce8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Courier New" fo:font-size="10pt" fo:font-weight="normal" style:font-size-asian="10pt" style:font-weight-asian="normal" style:font-size-complex="10pt" style:font-weight-complex="normal" fo:hyphenate="tru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font-name="Arial" fo:font-size="10pt" style:font-size-asian="10pt" style:font-size-complex="10pt" fo:hyphenate="tru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2"/>
        <table:table-column table:style-name="co2" table:default-cell-style-name="ce7"/>
        <table:table-column table:style-name="co1" table:default-cell-style-name="ce7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Parameter Name</text:p>
          </table:table-cell>
          <table:table-cell table:style-name="ce6" office:value-type="string" calcext:value-type="string">
            <text:p>Parameter type</text:p>
          </table:table-cell>
          <table:table-cell table:style-name="ce6" office:value-type="string" calcext:value-type="string">
            <text:p>Parameter value (dec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nter models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1B 25</text:p>
          </table:table-cell>
          <table:table-cell table:style-name="ce4" table:number-columns-repeated="3"/>
          <table:table-cell office:value-type="string" calcext:value-type="string">
            <text:p>Select/cancel user-defined character set</text:p>
          </table:table-cell>
          <table:table-cell office:value-type="string" calcext:value-type="string" table:number-columns-spanned="1" table:number-rows-spanned="4">
            <text:p>VKP80II-SX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n</text:p>
          </table:table-cell>
          <table:table-cell office:value-type="string" calcext:value-type="string" table:number-columns-spanned="1" table:number-rows-spanned="3">
            <text:p>Byte</text:p>
          </table:table-cell>
          <table:table-cell table:style-name="ce4" table:number-columns-repeated="2"/>
          <table:covered-table-cell/>
        </table:table-row>
        <table:table-row table:style-name="ro1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hen the Least Signiicant Bit (LSB) of n is 0, the user-defined character set is cancelled.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hen the LSB of n is 1, the user-defined character set is selected.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7">
            <text:p>1B 26</text:p>
          </table:table-cell>
          <table:table-cell table:style-name="ce4" table:number-columns-repeated="3"/>
          <table:table-cell office:value-type="string" calcext:value-type="string">
            <text:p>Defines user-defined characters</text:p>
          </table:table-cell>
          <table:table-cell office:value-type="string" calcext:value-type="string" table:number-columns-spanned="1" table:number-rows-spanned="7">
            <text:p>VKP80II-SX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y</text:p>
          </table:table-cell>
          <table:table-cell table:style-name="ce4" office:value-type="string" calcext:value-type="string" table:number-columns-spanned="1" table:number-rows-spanned="2">
            <text:p>Byte</text:p>
          </table:table-cell>
          <table:table-cell table:style-name="ce4"/>
          <table:table-cell office:value-type="string" calcext:value-type="string">
            <text:p>Y speciies the number of bytes in the vertical direction.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style-name="ce4"/>
          <table:covered-table-cell/>
        </table:table-row>
        <table:table-row table:style-name="ro3">
          <table:covered-table-cell/>
          <table:table-cell office:value-type="string" calcext:value-type="string">
            <text:p>c1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C1 speciies the beginning character code for the deinition, if c2 &lt; c1, the command is not executed. range is from ASCII 0x20(32) to 0x7E (126) (95 characters).</text:p>
          </table:table-cell>
          <table:covered-table-cell office:value-type="string" calcext:value-type="string">
            <text:p>VKP80II-SX</text:p>
          </table:covered-table-cell>
        </table:table-row>
        <table:table-row table:style-name="ro2">
          <table:covered-table-cell/>
          <table:table-cell office:value-type="string" calcext:value-type="string">
            <text:p>c2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C2 speciies the final code, if c2 &lt; c1, the command is not executed</text:p>
          </table:table-cell>
          <table:covered-table-cell office:value-type="string" calcext:value-type="string">
            <text:p>VKP80II-SX</text:p>
          </table:covered-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@data</text:p>
          </table:table-cell>
          <table:table-cell office:value-type="string" calcext:value-type="string" table:number-columns-spanned="1" table:number-rows-spanned="2">
            <text:p>BinaryArray</text:p>
          </table:table-cell>
          <table:table-cell table:number-columns-repeated="2"/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@y*2*(c2-c1+1)</text:p>
          </table:table-cell>
          <table:table-cell office:value-type="string" calcext:value-type="string">
            <text:p>each character is 2*3 bytes</text:p>
          </table:table-cell>
          <table:covered-table-cell office:value-type="string" calcext:value-type="string">
            <text:p>VKP80II-SX</text:p>
          </table:covered-table-cell>
        </table:table-row>
        <table:table-row table:style-name="ro2">
          <table:table-cell office:value-type="string" calcext:value-type="string" table:number-columns-spanned="1" table:number-rows-spanned="9">
            <text:p>1B 2A</text:p>
          </table:table-cell>
          <table:table-cell table:style-name="ce4" table:number-columns-repeated="3"/>
          <table:table-cell office:value-type="string" calcext:value-type="string">
            <text:p>Select image print mode</text:p>
          </table:table-cell>
          <table:table-cell table:style-name="ce10" office:value-type="string" calcext:value-type="string" table:number-columns-spanned="1" table:number-rows-spanned="9">
            <text:p>VKP80II-SX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m</text:p>
          </table:table-cell>
          <table:table-cell office:value-type="string" calcext:value-type="string" table:number-columns-spanned="1" table:number-rows-spanned="5">
            <text:p>Byte</text:p>
          </table:table-cell>
          <table:table-cell table:number-columns-repeated="2"/>
          <table:covered-table-cell/>
        </table:table-row>
        <table:table-row table:style-name="ro2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8 dot single density nL + nH x 256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8 dot double density nL + nH x 256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24 dot single density (nL + nH x 256) x 3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24 dot double density (nL + nH x 256) x 3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Word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@data</text:p>
          </table:table-cell>
          <table:table-cell office:value-type="string" calcext:value-type="string" table:number-columns-spanned="1" table:number-rows-spanned="2">
            <text:p>BinaryArray</text:p>
          </table:table-cell>
          <table:table-cell table:number-columns-repeated="2"/>
          <table:covered-table-cell/>
        </table:table-row>
        <table:table-row table:style-name="ro4">
          <table:covered-table-cell/>
          <table:covered-table-cell table:number-columns-repeated="2" table:style-name="ce4"/>
          <table:table-cell office:value-type="string" calcext:value-type="string">
            <text:p>?m=0:n</text:p>
            <text:p>?m=1:n</text:p>
            <text:p>?m=32:n*3</text:p>
            <text:p>?m=33:n*3</text:p>
          </table:table-cell>
          <table:table-cell/>
          <table:covered-table-cell/>
        </table:table-row>
        <table:table-row table:style-name="ro2">
          <table:table-cell table:style-name="ce3" office:value-type="string" calcext:value-type="string" table:number-columns-spanned="1" table:number-rows-spanned="10">
            <text:p>1D E0</text:p>
          </table:table-cell>
          <table:table-cell table:style-name="ce5" table:number-columns-repeated="3"/>
          <table:table-cell table:style-name="ce3" office:value-type="string" calcext:value-type="string">
            <text:p>Enable / disable automatic FULL STATUS back</text:p>
          </table:table-cell>
          <table:table-cell table:style-name="ce3" office:value-type="string" calcext:value-type="string" table:number-columns-spanned="1" table:number-rows-spanned="10">
            <text:p>VKP80II-SX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9">
            <text:p>b</text:p>
          </table:table-cell>
          <table:table-cell table:style-name="ce8" office:value-type="string" calcext:value-type="string" table:number-columns-spanned="1" table:number-rows-spanned="9">
            <text:p>BitField</text:p>
          </table:table-cell>
          <table:table-cell table:style-name="ce8"/>
          <table:table-cell table:style-name="ce9"/>
          <table:covered-table-cell table:style-name="ce3"/>
        </table:table-row>
        <table:table-row table:style-name="ro5">
          <table:covered-table-cell table:number-columns-repeated="2" table:style-name="ce3"/>
          <table:covered-table-cell table:style-name="ce8"/>
          <table:table-cell table:style-name="ce8" table:number-columns-spanned="1" table:number-rows-spanned="8"/>
          <table:table-cell table:style-name="ce3" office:value-type="string" calcext:value-type="string">
            <text:p>BIT0=0 Disable paper status / BIT0=1 Enable paper status</text:p>
          </table:table-cell>
          <table:covered-table-cell table:style-name="ce3"/>
        </table:table-row>
        <table:table-row table:style-name="ro5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1=0 Disable user status / BIT1=1 Enable user status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1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2=0 Disable Recoverable Error Status / BIT2=1 Enable Recoverable Error Status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1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3=0 Disable Unrecoverable Error Status / BIT3=1 Enable Unrecoverable Error Status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2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4 - - - Undefined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2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5 - - - Undefined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2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6 - - - Undefined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2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7 - - - Undefined</text:p>
          </table:table-cell>
          <table:covered-table-cell table:style-name="ce3" office:value-type="string" calcext:value-type="string">
            <text:p>VKP80II-SX</text:p>
          </table:covered-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.00.0000</text:date>, <text:time style:data-style-name="N2" text:time-value="11:48:14.03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